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it’s never too late, <text:span text:style-name="T1">right?</text:span></text:p>
      <text:p text:style-name="Normal">Even so, even though you weren’t here, she could only bring herself to think it: she’d been an empty shell since long before you stole her heart. Still, <text:span text:style-name="T1">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 Four, three, two, one, </text:span>*Ka-chink!* She opened the fridge again.</text:p>
      <text:p text:style-name="Normal">“Hmmmmmmm............. Sigh...” (ᵕ—<text:span text:style-name="T1">‸</text:span>—) <text:span text:style-name="T1">I guess it’s no use...</text:span></text:p>
      <text:p text:style-name="Normal">Unfortunately, nothing new had magically appeared in the fridge while she was waiting, <text:span text:style-name="T1">a real shame. </text:span>She didn’t know where this fridge was born and raised, but now that it lived in her house it ought to learn to read the room. It was the third time she’d reopened it in hopes of finding something good to eat, <text:span text:style-name="T1">but no,</text:span> <text:span text:style-name="T1">Mr. Fridge simply can’t take a hint</text:span>. <text:span text:style-name="T1">Whatever, </text:span>her breakfast was good enough as is. In fact, it might get cold if she didn’t start eating soon.</text:p>
      <text:p text:style-name="Normal">She’d cooked herself an egg, and while she wanted to eat it with something <text:span text:style-name="T1">—anything</text:span>—, there was nothing to be found that could accompany the egg. <text:span text:style-name="T1">Bread. Bread is fine. </text:span>This new idea in mind, she quickly went to the pantry and came back with two slices of bread. She didn’t toast them, as the egg was probably running out of patience by now, so she finally got about enjoying this simple but carefully made first course of her breakfast.</text:p>
      <text:p text:style-name="Normal">And as she ate it, <text:span text:style-name="T1">yup, tasty, </text:span>she rated her own cooking.</text:p>
      <text:p text:style-name="Normal">She hadn’t really thought things through, so the second course had gotten cold by the time she’d finished the first.</text:p>
      <text:p text:style-name="Normal">“Not an issue!” She would just heat it up again.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